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11.48mm"/>
    </style:style>
    <style:style style:name="co7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10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0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3.84mm" svg:height="46.8mm" svg:x="257.96mm" svg:y="276.27mm">
            <loext:p draw:notify-on-update-of-ranges="Foglio1.B63:Foglio1.B63 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2.21mm" svg:height="48.03mm" svg:x="257.54mm" svg:y="221.67mm">
            <loext:p draw:notify-on-update-of-ranges="Foglio1.B51:Foglio1.B51 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1.7mm" svg:height="46.39mm" svg:x="258.82mm" svg:y="330.87mm">
            <loext:p draw:notify-on-update-of-ranges="Foglio1.B75:Foglio1.B75 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0.84mm" svg:height="47.21mm" svg:x="258.82mm" svg:y="168.72mm">
            <loext:p draw:notify-on-update-of-ranges="Foglio1.B39:Foglio1.B39 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0.84mm" svg:height="46.8mm" svg:x="257.96mm" svg:y="113.71mm">
            <loext:p draw:notify-on-update-of-ranges="Foglio1.B27:Foglio1.B27 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2.13mm" svg:height="48.29mm" svg:x="257.96mm" svg:y="59.12mm">
            <loext:p draw:notify-on-update-of-ranges="Foglio1.B15:Foglio1.B15 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7"/>
        <table:table-column table:style-name="co4" table:default-cell-style-name="ce7"/>
        <table:table-column table:style-name="co1" table:default-cell-style-name="Default"/>
        <table:table-column table:style-name="co5" table:default-cell-style-name="ce3"/>
        <table:table-column table:style-name="co6" table:default-cell-style-name="ce7"/>
        <table:table-column table:style-name="co7" table:default-cell-style-name="ce20"/>
        <table:table-row table:style-name="ro1" table:number-rows-repeated="4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Ruolo</text:p>
          </table:table-cell>
          <table:table-cell table:style-name="ce13" office:value-type="string" calcext:value-type="string">
            <text:p>€/h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ject Manager</text:p>
          </table:table-cell>
          <table:table-cell table:style-name="ce17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mministratore</text:p>
          </table:table-cell>
          <table:table-cell table:style-name="ce17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nalista</text:p>
          </table:table-cell>
          <table:table-cell table:style-name="ce17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ettista</text:p>
          </table:table-cell>
          <table:table-cell table:style-name="ce17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rammatore</text:p>
          </table:table-cell>
          <table:table-cell table:style-name="ce17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6" office:value-type="string" calcext:value-type="string">
            <text:p>Verificatore</text:p>
          </table:table-cell>
          <table:table-cell table:style-name="ce18" office:value-type="float" office:value="15" calcext:value-type="float">
            <text:p>15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16:.C21])" office:value-type="float" office:value="19" calcext:value-type="float">
            <text:p>19</text:p>
          </table:table-cell>
          <table:table-cell table:formula="of:=[.L15]*[.L6]" office:value-type="currency" office:currency="EUR" office:value="570" calcext:value-type="currency">
            <text:p>€ 57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C16:.H16])" office:value-type="float" office:value="22" calcext:value-type="float">
            <text:p>2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16:.D21])" office:value-type="float" office:value="17" calcext:value-type="float">
            <text:p>17</text:p>
          </table:table-cell>
          <table:table-cell table:formula="of:=[.L16]*[.L7]" office:value-type="currency" office:currency="EUR" office:value="340" calcext:value-type="currency">
            <text:p>€ 34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C17:.H17])" office:value-type="float" office:value="21" calcext:value-type="float">
            <text:p>21</text:p>
          </table:table-cell>
          <table:table-cell/>
          <table:table-cell office:value-type="string" calcext:value-type="string">
            <text:p>Analista</text:p>
          </table:table-cell>
          <table:table-cell table:formula="of:=SUM([.E16:.E21])" office:value-type="float" office:value="58" calcext:value-type="float">
            <text:p>58</text:p>
          </table:table-cell>
          <table:table-cell table:formula="of:=[.L17]*[.L8]" office:value-type="currency" office:currency="EUR" office:value="1450" calcext:value-type="currency">
            <text:p>€ 1.4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SUM([.C18:.H18])" office:value-type="float" office:value="19" calcext:value-type="float">
            <text:p>19</text:p>
          </table:table-cell>
          <table:table-cell/>
          <table:table-cell office:value-type="string" calcext:value-type="string">
            <text:p>Progettista</text:p>
          </table:table-cell>
          <table:table-cell table:formula="of:=SUM([.F16:.F21])" office:value-type="float" office:value="0" calcext:value-type="float">
            <text:p>0</text:p>
          </table:table-cell>
          <table:table-cell table:formula="of:=[.L18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SUM([.C19:.H19])" office:value-type="float" office:value="20" calcext:value-type="float">
            <text:p>2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16:.G21])" office:value-type="float" office:value="0" calcext:value-type="float">
            <text:p>0</text:p>
          </table:table-cell>
          <table:table-cell table:formula="of:=[.L19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SUM([.C20:.H20])" office:value-type="float" office:value="22" calcext:value-type="float">
            <text:p>22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16:.H21])" office:value-type="float" office:value="31" calcext:value-type="float">
            <text:p>31</text:p>
          </table:table-cell>
          <table:table-cell table:formula="of:=[.L20]*[.L11]" office:value-type="currency" office:currency="EUR" office:value="465" calcext:value-type="currency">
            <text:p>€ 46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formula="of:=SUM([.C21:.H2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0" table:formula="of:=SUM([.D16:.D21])" office:value-type="float" office:value="17" calcext:value-type="float">
            <text:p>17</text:p>
          </table:table-cell>
          <table:table-cell table:style-name="ce10" table:formula="of:=SUM([.E16:.E21])" office:value-type="float" office:value="58" calcext:value-type="float">
            <text:p>58</text:p>
          </table:table-cell>
          <table:table-cell table:style-name="ce10" table:formula="of:=SUM([.F16:.F21])" office:value-type="float" office:value="0" calcext:value-type="float">
            <text:p>0</text:p>
          </table:table-cell>
          <table:table-cell table:style-name="ce10" table:formula="of:=SUM([.G16:.G21])" office:value-type="float" office:value="0" calcext:value-type="float">
            <text:p>0</text:p>
          </table:table-cell>
          <table:table-cell table:style-name="ce10" table:formula="of:=SUM([.H16:.H21])" office:value-type="float" office:value="31" calcext:value-type="float">
            <text:p>31</text:p>
          </table:table-cell>
          <table:table-cell table:style-name="ce10" table:formula="of:=SUM([.I16:.I21])" office:value-type="float" office:value="125" calcext:value-type="float">
            <text:p>125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1" table:formula="of:=SUM([.M15:.M20])" office:value-type="currency" office:currency="EUR" office:value="2825" calcext:value-type="currency">
            <text:p>€ 2.825,00</text:p>
          </table:table-cell>
        </table:table-row>
        <table:table-row table:style-name="ro1">
          <table:table-cell/>
          <table:table-cell table:style-name="ce6"/>
          <table:table-cell table:style-name="ce9" table:formula="of:=[.C22]*100/[.$I$22]" office:value-type="float" office:value="15.2" calcext:value-type="float">
            <text:p>15,2</text:p>
          </table:table-cell>
          <table:table-cell table:style-name="ce9" table:formula="of:=[.D22]*100/[.$I$22]" office:value-type="float" office:value="13.6" calcext:value-type="float">
            <text:p>13,6</text:p>
          </table:table-cell>
          <table:table-cell table:style-name="ce9" table:formula="of:=[.E22]*100/[.$I$22]" office:value-type="float" office:value="46.4" calcext:value-type="float">
            <text:p>46,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22]*100/[.$I$22]" office:value-type="float" office:value="24.8" calcext:value-type="float">
            <text:p>24,8</text:p>
          </table:table-cell>
          <table:table-cell table:style-name="ce14" table:formula="of:=[.I22]*100/[.$I$22]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4" table:formula="of:=SUM([.C24:.H24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style-name="ce19" table:formula="of:=SUM([.C28:.C33])" office:value-type="float" office:value="1" calcext:value-type="float">
            <text:p>1</text:p>
          </table:table-cell>
          <table:table-cell table:formula="of:=[.L27]*[.L6]" office:value-type="currency" office:currency="EUR" office:value="30" calcext:value-type="currency">
            <text:p>€ 3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28:.H28])" office:value-type="float" office:value="6" calcext:value-type="float">
            <text:p>6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28:.D33])" office:value-type="float" office:value="2" calcext:value-type="float">
            <text:p>2</text:p>
          </table:table-cell>
          <table:table-cell table:formula="of:=[.L28]*[.L7]" office:value-type="currency" office:currency="EUR" office:value="40" calcext:value-type="currency">
            <text:p>€ 4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29:.H29])" office:value-type="float" office:value="5" calcext:value-type="float">
            <text:p>5</text:p>
          </table:table-cell>
          <table:table-cell/>
          <table:table-cell office:value-type="string" calcext:value-type="string">
            <text:p>Analista</text:p>
          </table:table-cell>
          <table:table-cell table:formula="of:=SUM([.E28:.E33])" office:value-type="float" office:value="22" calcext:value-type="float">
            <text:p>22</text:p>
          </table:table-cell>
          <table:table-cell table:formula="of:=[.L29]*[.L8]" office:value-type="currency" office:currency="EUR" office:value="550" calcext:value-type="currency">
            <text:p>€ 5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30:.H30])" office:value-type="float" office:value="5" calcext:value-type="float">
            <text:p>5</text:p>
          </table:table-cell>
          <table:table-cell/>
          <table:table-cell office:value-type="string" calcext:value-type="string">
            <text:p>Progettista</text:p>
          </table:table-cell>
          <table:table-cell table:formula="of:=SUM([.F28:.F33])" office:value-type="float" office:value="0" calcext:value-type="float">
            <text:p>0</text:p>
          </table:table-cell>
          <table:table-cell table:formula="of:=[.L30]*[.L9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SUM([.C31:.H31])" office:value-type="float" office:value="5" calcext:value-type="float">
            <text:p>5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28:.G33])" office:value-type="float" office:value="0" calcext:value-type="float">
            <text:p>0</text:p>
          </table:table-cell>
          <table:table-cell table:formula="of:=[.L31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32:.H32])" office:value-type="float" office:value="4" calcext:value-type="float">
            <text:p>4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28:.H33])" office:value-type="float" office:value="5" calcext:value-type="float">
            <text:p>5</text:p>
          </table:table-cell>
          <table:table-cell table:formula="of:=[.L32]*[.L11]" office:value-type="currency" office:currency="EUR" office:value="75" calcext:value-type="currency">
            <text:p>€ 7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3"/>
          <table:table-cell table:style-name="ce8" table:formula="of:=SUM([.C33:.H3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0" table:formula="of:=SUM([.D28:.D33])" office:value-type="float" office:value="2" calcext:value-type="float">
            <text:p>2</text:p>
          </table:table-cell>
          <table:table-cell table:style-name="ce10" table:formula="of:=SUM([.E28:.E33])" office:value-type="float" office:value="22" calcext:value-type="float">
            <text:p>22</text:p>
          </table:table-cell>
          <table:table-cell table:style-name="ce10" table:formula="of:=SUM([.F28:.F33])" office:value-type="float" office:value="0" calcext:value-type="float">
            <text:p>0</text:p>
          </table:table-cell>
          <table:table-cell table:style-name="ce10" table:formula="of:=SUM([.G28:.G33])" office:value-type="float" office:value="0" calcext:value-type="float">
            <text:p>0</text:p>
          </table:table-cell>
          <table:table-cell table:style-name="ce10" table:formula="of:=SUM([.H28:.H33])" office:value-type="float" office:value="5" calcext:value-type="float">
            <text:p>5</text:p>
          </table:table-cell>
          <table:table-cell table:style-name="ce10" table:formula="of:=SUM([.I28:.I3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1" table:formula="of:=SUM([.M27:.M32])" office:value-type="currency" office:currency="EUR" office:value="695" calcext:value-type="currency">
            <text:p>€ 695,00</text:p>
          </table:table-cell>
        </table:table-row>
        <table:table-row table:style-name="ro1">
          <table:table-cell/>
          <table:table-cell table:style-name="ce6"/>
          <table:table-cell table:style-name="ce9" table:formula="of:=[.C34]*100/[.$I$34]" office:value-type="float" office:value="3.33333333333333" calcext:value-type="float">
            <text:p>3,33333333333333</text:p>
          </table:table-cell>
          <table:table-cell table:style-name="ce9" table:formula="of:=[.D34]*100/[.$I$34]" office:value-type="float" office:value="6.66666666666667" calcext:value-type="float">
            <text:p>6,66666666666667</text:p>
          </table:table-cell>
          <table:table-cell table:style-name="ce9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34]*100/[.$I$34]" office:value-type="float" office:value="16.6666666666667" calcext:value-type="float">
            <text:p>16,6666666666667</text:p>
          </table:table-cell>
          <table:table-cell table:style-name="ce14" table:formula="of:=[.I34]*100/[.$I$34]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/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style-name="ce14" table:formula="of:=SUM([.C36:.H36])" office:value-type="float" office:value="101" calcext:value-type="float">
            <text:p>1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40:.C45])" office:value-type="float" office:value="10" calcext:value-type="float">
            <text:p>10</text:p>
          </table:table-cell>
          <table:table-cell table:formula="of:=[.L39]*[.L6]" office:value-type="currency" office:currency="EUR" office:value="300" calcext:value-type="currency">
            <text:p>€ 3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40:.H40])" office:value-type="float" office:value="27" calcext:value-type="float">
            <text:p>27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40:.D45])" office:value-type="float" office:value="7" calcext:value-type="float">
            <text:p>7</text:p>
          </table:table-cell>
          <table:table-cell table:formula="of:=[.L40]*[.L7]" office:value-type="currency" office:currency="EUR" office:value="140" calcext:value-type="currency">
            <text:p>€ 14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C41:.H41])" office:value-type="float" office:value="25" calcext:value-type="float">
            <text:p>25</text:p>
          </table:table-cell>
          <table:table-cell/>
          <table:table-cell office:value-type="string" calcext:value-type="string">
            <text:p>Analista</text:p>
          </table:table-cell>
          <table:table-cell table:formula="of:=SUM([.E40:.E45])" office:value-type="float" office:value="17" calcext:value-type="float">
            <text:p>17</text:p>
          </table:table-cell>
          <table:table-cell table:formula="of:=[.L41]*[.L8]" office:value-type="currency" office:currency="EUR" office:value="425" calcext:value-type="currency">
            <text:p>€ 425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UM([.C42:.H42])" office:value-type="float" office:value="24" calcext:value-type="float">
            <text:p>24</text:p>
          </table:table-cell>
          <table:table-cell/>
          <table:table-cell office:value-type="string" calcext:value-type="string">
            <text:p>Progettista</text:p>
          </table:table-cell>
          <table:table-cell table:formula="of:=SUM([.F40:.F45])" office:value-type="float" office:value="85" calcext:value-type="float">
            <text:p>85</text:p>
          </table:table-cell>
          <table:table-cell table:formula="of:=[.L42]*[.L9]" office:value-type="currency" office:currency="EUR" office:value="1870" calcext:value-type="currency">
            <text:p>€ 1.870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UM([.C43:.H43])" office:value-type="float" office:value="26" calcext:value-type="float">
            <text:p>26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40:.G45])" office:value-type="float" office:value="0" calcext:value-type="float">
            <text:p>0</text:p>
          </table:table-cell>
          <table:table-cell table:formula="of:=[.L43]*[.L10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C44:.H44])" office:value-type="float" office:value="27" calcext:value-type="float">
            <text:p>27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40:.H45])" office:value-type="float" office:value="35" calcext:value-type="float">
            <text:p>35</text:p>
          </table:table-cell>
          <table:table-cell table:formula="of:=[.L44]*[.L11]" office:value-type="currency" office:currency="EUR" office:value="525" calcext:value-type="currency">
            <text:p>€ 52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8" table:formula="of:=SUM([.C45:.H45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0" table:formula="of:=SUM([.D40:.D45])" office:value-type="float" office:value="7" calcext:value-type="float">
            <text:p>7</text:p>
          </table:table-cell>
          <table:table-cell table:style-name="ce10" table:formula="of:=SUM([.E40:.E45])" office:value-type="float" office:value="17" calcext:value-type="float">
            <text:p>17</text:p>
          </table:table-cell>
          <table:table-cell table:style-name="ce10" table:formula="of:=SUM([.F40:.F45])" office:value-type="float" office:value="85" calcext:value-type="float">
            <text:p>85</text:p>
          </table:table-cell>
          <table:table-cell table:style-name="ce10" table:formula="of:=SUM([.G40:.G45])" office:value-type="float" office:value="0" calcext:value-type="float">
            <text:p>0</text:p>
          </table:table-cell>
          <table:table-cell table:style-name="ce10" table:formula="of:=SUM([.H40:.H45])" office:value-type="float" office:value="35" calcext:value-type="float">
            <text:p>35</text:p>
          </table:table-cell>
          <table:table-cell table:style-name="ce10" table:formula="of:=SUM([.I40:.I45])" office:value-type="float" office:value="154" calcext:value-type="float">
            <text:p>154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54" calcext:value-type="float">
            <text:p>154</text:p>
          </table:table-cell>
          <table:table-cell table:style-name="ce22" table:formula="of:=SUM([.M39:.M44])" office:value-type="currency" office:currency="EUR" office:value="3260" calcext:value-type="currency">
            <text:p>€ 3.260,00</text:p>
          </table:table-cell>
        </table:table-row>
        <table:table-row table:style-name="ro1">
          <table:table-cell/>
          <table:table-cell table:style-name="ce6"/>
          <table:table-cell table:style-name="ce9" table:formula="of:=[.C46]*100/[.$I$46]" office:value-type="float" office:value="6.49350649350649" calcext:value-type="float">
            <text:p>6,49350649350649</text:p>
          </table:table-cell>
          <table:table-cell table:style-name="ce9" table:formula="of:=[.D46]*100/[.$I$46]" office:value-type="float" office:value="4.54545454545455" calcext:value-type="float">
            <text:p>4,54545454545455</text:p>
          </table:table-cell>
          <table:table-cell table:style-name="ce9" table:formula="of:=[.E46]*100/[.$I$46]" office:value-type="float" office:value="11.038961038961" calcext:value-type="float">
            <text:p>11,038961038961</text:p>
          </table:table-cell>
          <table:table-cell table:style-name="ce9" table:formula="of:=[.F46]*100/[.$I$46]" office:value-type="float" office:value="55.1948051948052" calcext:value-type="float">
            <text:p>55,194805194805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H46]*100/[.$I$46]" office:value-type="float" office:value="22.7272727272727" calcext:value-type="float">
            <text:p>22,7272727272727</text:p>
          </table:table-cell>
          <table:table-cell table:style-name="ce14" table:formula="of:=[.I46]*100/[.$I$46]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/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SUM([.C48:.H48])" office:value-type="float" office:value="101" calcext:value-type="float">
            <text:p>1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52:.C57])" office:value-type="float" office:value="10" calcext:value-type="float">
            <text:p>10</text:p>
          </table:table-cell>
          <table:table-cell table:formula="of:=[.L51]*[.L6]" office:value-type="currency" office:currency="EUR" office:value="300" calcext:value-type="currency">
            <text:p>€ 3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([.C52:.H52])" office:value-type="float" office:value="52" calcext:value-type="float">
            <text:p>5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52:.D57])" office:value-type="float" office:value="6" calcext:value-type="float">
            <text:p>6</text:p>
          </table:table-cell>
          <table:table-cell table:formula="of:=[.L52]*[.L7]" office:value-type="currency" office:currency="EUR" office:value="120" calcext:value-type="currency">
            <text:p>€ 12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C53:.H53])" office:value-type="float" office:value="50" calcext:value-type="float">
            <text:p>50</text:p>
          </table:table-cell>
          <table:table-cell/>
          <table:table-cell office:value-type="string" calcext:value-type="string">
            <text:p>Analista</text:p>
          </table:table-cell>
          <table:table-cell table:formula="of:=SUM([.E52:.E57])" office:value-type="float" office:value="2" calcext:value-type="float">
            <text:p>2</text:p>
          </table:table-cell>
          <table:table-cell table:formula="of:=[.L53]*[.L8]" office:value-type="currency" office:currency="EUR" office:value="50" calcext:value-type="currency">
            <text:p>€ 5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SUM([.C54:.H54])" office:value-type="float" office:value="50" calcext:value-type="float">
            <text:p>5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52:.F57])" office:value-type="float" office:value="93" calcext:value-type="float">
            <text:p>93</text:p>
          </table:table-cell>
          <table:table-cell table:formula="of:=[.L54]*[.L9]" office:value-type="currency" office:currency="EUR" office:value="2046" calcext:value-type="currency">
            <text:p>€ 2.046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55:.H55])" office:value-type="float" office:value="49" calcext:value-type="float">
            <text:p>4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52:.G57])" office:value-type="float" office:value="106" calcext:value-type="float">
            <text:p>106</text:p>
          </table:table-cell>
          <table:table-cell table:formula="of:=[.L55]*[.L10]" office:value-type="currency" office:currency="EUR" office:value="1590" calcext:value-type="currency">
            <text:p>€ 1.590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C56:.H56])" office:value-type="float" office:value="50" calcext:value-type="float">
            <text:p>50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52:.H57])" office:value-type="float" office:value="84" calcext:value-type="float">
            <text:p>84</text:p>
          </table:table-cell>
          <table:table-cell table:formula="of:=[.L56]*[.L11]" office:value-type="currency" office:currency="EUR" office:value="1260" calcext:value-type="currency">
            <text:p>€ 1.26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3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formula="of:=SUM([.C57:.H57]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0" table:formula="of:=SUM([.D52:.D57])" office:value-type="float" office:value="6" calcext:value-type="float">
            <text:p>6</text:p>
          </table:table-cell>
          <table:table-cell table:style-name="ce10" table:formula="of:=SUM([.E52:.E57])" office:value-type="float" office:value="2" calcext:value-type="float">
            <text:p>2</text:p>
          </table:table-cell>
          <table:table-cell table:style-name="ce10" table:formula="of:=SUM([.F52:.F57])" office:value-type="float" office:value="93" calcext:value-type="float">
            <text:p>93</text:p>
          </table:table-cell>
          <table:table-cell table:style-name="ce10" table:formula="of:=SUM([.G52:.G57])" office:value-type="float" office:value="106" calcext:value-type="float">
            <text:p>106</text:p>
          </table:table-cell>
          <table:table-cell table:style-name="ce10" table:formula="of:=SUM([.H52:.H57])" office:value-type="float" office:value="84" calcext:value-type="float">
            <text:p>84</text:p>
          </table:table-cell>
          <table:table-cell table:style-name="ce10" table:formula="of:=SUM([.I52:.I57])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1" calcext:value-type="float">
            <text:p>301</text:p>
          </table:table-cell>
          <table:table-cell table:style-name="ce22" table:formula="of:=SUM([.M51:.M56])" office:value-type="currency" office:currency="EUR" office:value="5366" calcext:value-type="currency">
            <text:p>€ 5.366,00</text:p>
          </table:table-cell>
        </table:table-row>
        <table:table-row table:style-name="ro1">
          <table:table-cell/>
          <table:table-cell table:style-name="ce6"/>
          <table:table-cell table:style-name="ce9" table:formula="of:=[.C58]*100/[.$I$58]" office:value-type="float" office:value="3.32225913621262" calcext:value-type="float">
            <text:p>3,32225913621262</text:p>
          </table:table-cell>
          <table:table-cell table:style-name="ce9" table:formula="of:=[.D58]*100/[.$I$58]" office:value-type="float" office:value="1.99335548172757" calcext:value-type="float">
            <text:p>1,99335548172757</text:p>
          </table:table-cell>
          <table:table-cell table:style-name="ce9" table:formula="of:=[.E58]*100/[.$I$58]" office:value-type="float" office:value="0.664451827242525" calcext:value-type="float">
            <text:p>0,664451827242525</text:p>
          </table:table-cell>
          <table:table-cell table:style-name="ce9" table:formula="of:=[.F58]*100/[.$I$58]" office:value-type="float" office:value="30.8970099667774" calcext:value-type="float">
            <text:p>30,8970099667774</text:p>
          </table:table-cell>
          <table:table-cell table:style-name="ce9" table:formula="of:=[.G58]*100/[.$I$58]" office:value-type="float" office:value="35.2159468438538" calcext:value-type="float">
            <text:p>35,2159468438538</text:p>
          </table:table-cell>
          <table:table-cell table:style-name="ce9" table:formula="of:=[.H58]*100/[.$I$58]" office:value-type="float" office:value="27.906976744186" calcext:value-type="float">
            <text:p>27,906976744186</text:p>
          </table:table-cell>
          <table:table-cell table:style-name="ce14" table:formula="of:=[.I58]*100/[.$I$58]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/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60:.H60])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64:.C69])" office:value-type="float" office:value="10" calcext:value-type="float">
            <text:p>10</text:p>
          </table:table-cell>
          <table:table-cell table:formula="of:=[.L63]*[.L6]" office:value-type="currency" office:currency="EUR" office:value="300" calcext:value-type="currency">
            <text:p>€ 3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SUM([.C64:.H64])" office:value-type="float" office:value="17" calcext:value-type="float">
            <text:p>17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64:.D69])" office:value-type="float" office:value="19" calcext:value-type="float">
            <text:p>19</text:p>
          </table:table-cell>
          <table:table-cell table:formula="of:=[.L64]*[.L7]" office:value-type="currency" office:currency="EUR" office:value="380" calcext:value-type="currency">
            <text:p>€ 38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C65:.H65])" office:value-type="float" office:value="22" calcext:value-type="float">
            <text:p>22</text:p>
          </table:table-cell>
          <table:table-cell/>
          <table:table-cell office:value-type="string" calcext:value-type="string">
            <text:p>Analista</text:p>
          </table:table-cell>
          <table:table-cell table:formula="of:=SUM([.E64:.E69])" office:value-type="float" office:value="0" calcext:value-type="float">
            <text:p>0</text:p>
          </table:table-cell>
          <table:table-cell table:formula="of:=[.L65]*[.L8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66:.H66])" office:value-type="float" office:value="22" calcext:value-type="float">
            <text:p>22</text:p>
          </table:table-cell>
          <table:table-cell/>
          <table:table-cell office:value-type="string" calcext:value-type="string">
            <text:p>Progettista</text:p>
          </table:table-cell>
          <table:table-cell table:formula="of:=SUM([.F64:.F69])" office:value-type="float" office:value="14" calcext:value-type="float">
            <text:p>14</text:p>
          </table:table-cell>
          <table:table-cell table:formula="of:=[.L66]*[.L9]" office:value-type="currency" office:currency="EUR" office:value="308" calcext:value-type="currency">
            <text:p>€ 308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C67:.H67])" office:value-type="float" office:value="22" calcext:value-type="float">
            <text:p>22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64:.G69])" office:value-type="float" office:value="29" calcext:value-type="float">
            <text:p>29</text:p>
          </table:table-cell>
          <table:table-cell table:formula="of:=[.L67]*[.L10]" office:value-type="currency" office:currency="EUR" office:value="435" calcext:value-type="currency">
            <text:p>€ 435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SUM([.C68:.H68])" office:value-type="float" office:value="18" calcext:value-type="float">
            <text:p>1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64:.H69])" office:value-type="float" office:value="50" calcext:value-type="float">
            <text:p>50</text:p>
          </table:table-cell>
          <table:table-cell table:formula="of:=[.L68]*[.L11]" office:value-type="currency" office:currency="EUR" office:value="750" calcext:value-type="currency">
            <text:p>€ 75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table:formula="of:=SUM([.C69:.H69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0" calcext:value-type="float">
            <text:p>10</text:p>
          </table:table-cell>
          <table:table-cell table:style-name="ce10" table:formula="of:=SUM([.D64:.D69])" office:value-type="float" office:value="19" calcext:value-type="float">
            <text:p>19</text:p>
          </table:table-cell>
          <table:table-cell table:style-name="ce10" table:formula="of:=SUM([.E64:.E69])" office:value-type="float" office:value="0" calcext:value-type="float">
            <text:p>0</text:p>
          </table:table-cell>
          <table:table-cell table:style-name="ce10" table:formula="of:=SUM([.F64:.F69])" office:value-type="float" office:value="14" calcext:value-type="float">
            <text:p>14</text:p>
          </table:table-cell>
          <table:table-cell table:style-name="ce10" table:formula="of:=SUM([.G64:.G69])" office:value-type="float" office:value="29" calcext:value-type="float">
            <text:p>29</text:p>
          </table:table-cell>
          <table:table-cell table:style-name="ce10" table:formula="of:=SUM([.H64:.H69])" office:value-type="float" office:value="50" calcext:value-type="float">
            <text:p>50</text:p>
          </table:table-cell>
          <table:table-cell table:style-name="ce10" table:formula="of:=SUM([.I64:.I69])" office:value-type="float" office:value="122" calcext:value-type="float">
            <text:p>12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22" calcext:value-type="float">
            <text:p>122</text:p>
          </table:table-cell>
          <table:table-cell table:style-name="ce21" table:formula="of:=SUM([.M63:.M68])" office:value-type="currency" office:currency="EUR" office:value="2173" calcext:value-type="currency">
            <text:p>€ 2.173,00</text:p>
          </table:table-cell>
        </table:table-row>
        <table:table-row table:style-name="ro1">
          <table:table-cell/>
          <table:table-cell table:style-name="ce6"/>
          <table:table-cell table:style-name="ce9" table:formula="of:=[.C70]*100/[.$I$70]" office:value-type="float" office:value="8.19672131147541" calcext:value-type="float">
            <text:p>8,19672131147541</text:p>
          </table:table-cell>
          <table:table-cell table:style-name="ce9" table:formula="of:=[.D70]*100/[.$I$70]" office:value-type="float" office:value="15.5737704918033" calcext:value-type="float">
            <text:p>15,573770491803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F70]*100/[.$I$70]" office:value-type="float" office:value="11.4754098360656" calcext:value-type="float">
            <text:p>11,4754098360656</text:p>
          </table:table-cell>
          <table:table-cell table:style-name="ce9" table:formula="of:=[.G70]*100/[.$I$70]" office:value-type="float" office:value="23.7704918032787" calcext:value-type="float">
            <text:p>23,7704918032787</text:p>
          </table:table-cell>
          <table:table-cell table:style-name="ce9" table:formula="of:=[.H70]*100/[.$I$70]" office:value-type="float" office:value="40.9836065573771" calcext:value-type="float">
            <text:p>40,9836065573771</text:p>
          </table:table-cell>
          <table:table-cell table:style-name="ce14" table:formula="of:=[.I70]*100/[.$I$70]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/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2" calcext:value-type="float">
            <text:p>42</text:p>
          </table:table-cell>
          <table:table-cell table:style-name="ce14" table:formula="of:=SUM([.C72:.H72])" office:value-type="float" office:value="101" calcext:value-type="float">
            <text:p>1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76:.C81])" office:value-type="float" office:value="50" calcext:value-type="float">
            <text:p>50</text:p>
          </table:table-cell>
          <table:table-cell table:formula="of:=[.L75]*[.L6]" office:value-type="currency" office:currency="EUR" office:value="1500" calcext:value-type="currency">
            <text:p>€ 1.50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formula="of:=[.C16]+[.C28]+[.C40]+[.C52]+[.C64]" office:value-type="float" office:value="18" calcext:value-type="float">
            <text:p>18</text:p>
          </table:table-cell>
          <table:table-cell table:formula="of:=[.D16]+[.D28]+[.D40]+[.D52]+[.D64]" office:value-type="float" office:value="5" calcext:value-type="float">
            <text:p>5</text:p>
          </table:table-cell>
          <table:table-cell table:formula="of:=[.E16]+[.E28]+[.E40]+[.E52]+[.E64]" office:value-type="float" office:value="20" calcext:value-type="float">
            <text:p>20</text:p>
          </table:table-cell>
          <table:table-cell table:formula="of:=[.F16]+[.F28]+[.F40]+[.F52]+[.F64]" office:value-type="float" office:value="40" calcext:value-type="float">
            <text:p>40</text:p>
          </table:table-cell>
          <table:table-cell table:formula="of:=[.G16]+[.G28]+[.G40]+[.G52]+[.G64]" office:value-type="float" office:value="9" calcext:value-type="float">
            <text:p>9</text:p>
          </table:table-cell>
          <table:table-cell table:formula="of:=[.H16]+[.H28]+[.H40]+[.H52]+[.H64]" office:value-type="float" office:value="32" calcext:value-type="float">
            <text:p>32</text:p>
          </table:table-cell>
          <table:table-cell table:formula="of:=SUM([.C76:.H76])" office:value-type="float" office:value="124" calcext:value-type="float">
            <text:p>124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76:.D81])" office:value-type="float" office:value="51" calcext:value-type="float">
            <text:p>51</text:p>
          </table:table-cell>
          <table:table-cell table:formula="of:=[.L76]*[.L7]" office:value-type="currency" office:currency="EUR" office:value="1020" calcext:value-type="currency">
            <text:p>€ 1.02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formula="of:=[.C17]+[.C29]+[.C41]+[.C53]+[.C65]" office:value-type="float" office:value="6" calcext:value-type="float">
            <text:p>6</text:p>
          </table:table-cell>
          <table:table-cell table:formula="of:=[.D17]+[.D29]+[.D41]+[.D53]+[.D65]" office:value-type="float" office:value="7" calcext:value-type="float">
            <text:p>7</text:p>
          </table:table-cell>
          <table:table-cell table:formula="of:=[.E17]+[.E29]+[.E41]+[.E53]+[.E65]" office:value-type="float" office:value="4" calcext:value-type="float">
            <text:p>4</text:p>
          </table:table-cell>
          <table:table-cell table:formula="of:=[.F17]+[.F29]+[.F41]+[.F53]+[.F65]" office:value-type="float" office:value="31" calcext:value-type="float">
            <text:p>31</text:p>
          </table:table-cell>
          <table:table-cell table:formula="of:=[.G17]+[.G29]+[.G41]+[.G53]+[.G65]" office:value-type="float" office:value="30" calcext:value-type="float">
            <text:p>30</text:p>
          </table:table-cell>
          <table:table-cell table:formula="of:=[.H17]+[.H29]+[.H41]+[.H53]+[.H65]" office:value-type="float" office:value="45" calcext:value-type="float">
            <text:p>45</text:p>
          </table:table-cell>
          <table:table-cell table:formula="of:=SUM([.C77:.H77])" office:value-type="float" office:value="123" calcext:value-type="float">
            <text:p>123</text:p>
          </table:table-cell>
          <table:table-cell/>
          <table:table-cell office:value-type="string" calcext:value-type="string">
            <text:p>Analista</text:p>
          </table:table-cell>
          <table:table-cell table:formula="of:=SUM([.E76:.E81])" office:value-type="float" office:value="99" calcext:value-type="float">
            <text:p>99</text:p>
          </table:table-cell>
          <table:table-cell table:formula="of:=[.L77]*[.L8]" office:value-type="currency" office:currency="EUR" office:value="2475" calcext:value-type="currency">
            <text:p>€ 2.475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formula="of:=[.C18]+[.C30]+[.C42]+[.C54]+[.C66]" office:value-type="float" office:value="5" calcext:value-type="float">
            <text:p>5</text:p>
          </table:table-cell>
          <table:table-cell table:formula="of:=[.D18]+[.D30]+[.D42]+[.D54]+[.D66]" office:value-type="float" office:value="4" calcext:value-type="float">
            <text:p>4</text:p>
          </table:table-cell>
          <table:table-cell table:formula="of:=[.E18]+[.E30]+[.E42]+[.E54]+[.E66]" office:value-type="float" office:value="24" calcext:value-type="float">
            <text:p>24</text:p>
          </table:table-cell>
          <table:table-cell table:formula="of:=[.F18]+[.F30]+[.F42]+[.F54]+[.F66]" office:value-type="float" office:value="35" calcext:value-type="float">
            <text:p>35</text:p>
          </table:table-cell>
          <table:table-cell table:formula="of:=[.G18]+[.G30]+[.G42]+[.G54]+[.G66]" office:value-type="float" office:value="18" calcext:value-type="float">
            <text:p>18</text:p>
          </table:table-cell>
          <table:table-cell table:formula="of:=[.H18]+[.H30]+[.H42]+[.H54]+[.H66]" office:value-type="float" office:value="34" calcext:value-type="float">
            <text:p>34</text:p>
          </table:table-cell>
          <table:table-cell table:formula="of:=SUM([.C78:.H78])" office:value-type="float" office:value="120" calcext:value-type="float">
            <text:p>12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76:.F81])" office:value-type="float" office:value="192" calcext:value-type="float">
            <text:p>192</text:p>
          </table:table-cell>
          <table:table-cell table:formula="of:=[.L78]*[.L9]" office:value-type="currency" office:currency="EUR" office:value="4224" calcext:value-type="currency">
            <text:p>€ 4.224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formula="of:=[.C19]+[.C31]+[.C43]+[.C55]+[.C67]" office:value-type="float" office:value="5" calcext:value-type="float">
            <text:p>5</text:p>
          </table:table-cell>
          <table:table-cell table:formula="of:=[.D19]+[.D31]+[.D43]+[.D55]+[.D67]" office:value-type="float" office:value="6" calcext:value-type="float">
            <text:p>6</text:p>
          </table:table-cell>
          <table:table-cell table:formula="of:=[.E19]+[.E31]+[.E43]+[.E55]+[.E67]" office:value-type="float" office:value="22" calcext:value-type="float">
            <text:p>22</text:p>
          </table:table-cell>
          <table:table-cell table:formula="of:=[.F19]+[.F31]+[.F43]+[.F55]+[.F67]" office:value-type="float" office:value="20" calcext:value-type="float">
            <text:p>20</text:p>
          </table:table-cell>
          <table:table-cell table:formula="of:=[.G19]+[.G31]+[.G43]+[.G55]+[.G67]" office:value-type="float" office:value="28" calcext:value-type="float">
            <text:p>28</text:p>
          </table:table-cell>
          <table:table-cell table:formula="of:=[.H19]+[.H31]+[.H43]+[.H55]+[.H67]" office:value-type="float" office:value="41" calcext:value-type="float">
            <text:p>41</text:p>
          </table:table-cell>
          <table:table-cell table:formula="of:=SUM([.C79:.H79])" office:value-type="float" office:value="122" calcext:value-type="float">
            <text:p>122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76:.G81])" office:value-type="float" office:value="135" calcext:value-type="float">
            <text:p>135</text:p>
          </table:table-cell>
          <table:table-cell table:formula="of:=[.L79]*[.L10]" office:value-type="currency" office:currency="EUR" office:value="2025" calcext:value-type="currency">
            <text:p>€ 2.025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formula="of:=[.C20]+[.C32]+[.C44]+[.C56]+[.C68]" office:value-type="float" office:value="11" calcext:value-type="float">
            <text:p>11</text:p>
          </table:table-cell>
          <table:table-cell table:formula="of:=[.D20]+[.D32]+[.D44]+[.D56]+[.D68]" office:value-type="float" office:value="16" calcext:value-type="float">
            <text:p>16</text:p>
          </table:table-cell>
          <table:table-cell table:formula="of:=[.E20]+[.E32]+[.E44]+[.E56]+[.E68]" office:value-type="float" office:value="9" calcext:value-type="float">
            <text:p>9</text:p>
          </table:table-cell>
          <table:table-cell table:formula="of:=[.F20]+[.F32]+[.F44]+[.F56]+[.F68]" office:value-type="float" office:value="36" calcext:value-type="float">
            <text:p>36</text:p>
          </table:table-cell>
          <table:table-cell table:formula="of:=[.G20]+[.G32]+[.G44]+[.G56]+[.G68]" office:value-type="float" office:value="8" calcext:value-type="float">
            <text:p>8</text:p>
          </table:table-cell>
          <table:table-cell table:formula="of:=[.H20]+[.H32]+[.H44]+[.H56]+[.H68]" office:value-type="float" office:value="41" calcext:value-type="float">
            <text:p>41</text:p>
          </table:table-cell>
          <table:table-cell table:formula="of:=SUM([.C80:.H80])" office:value-type="float" office:value="121" calcext:value-type="float">
            <text:p>121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76:.H81])" office:value-type="float" office:value="205" calcext:value-type="float">
            <text:p>205</text:p>
          </table:table-cell>
          <table:table-cell table:formula="of:=[.L80]*[.L11]" office:value-type="currency" office:currency="EUR" office:value="3075" calcext:value-type="currency">
            <text:p>€ 3.075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formula="of:=[.C21]+[.C33]+[.C45]+[.C57]+[.C69]" office:value-type="float" office:value="5" calcext:value-type="float">
            <text:p>5</text:p>
          </table:table-cell>
          <table:table-cell table:formula="of:=[.D21]+[.D33]+[.D45]+[.D57]+[.D69]" office:value-type="float" office:value="13" calcext:value-type="float">
            <text:p>13</text:p>
          </table:table-cell>
          <table:table-cell table:formula="of:=[.E21]+[.E33]+[.E45]+[.E57]+[.E69]" office:value-type="float" office:value="20" calcext:value-type="float">
            <text:p>20</text:p>
          </table:table-cell>
          <table:table-cell table:formula="of:=[.F21]+[.F33]+[.F45]+[.F57]+[.F69]" office:value-type="float" office:value="30" calcext:value-type="float">
            <text:p>30</text:p>
          </table:table-cell>
          <table:table-cell table:formula="of:=[.G21]+[.G33]+[.G45]+[.G57]+[.G69]" office:value-type="float" office:value="42" calcext:value-type="float">
            <text:p>42</text:p>
          </table:table-cell>
          <table:table-cell table:formula="of:=[.H21]+[.H33]+[.H45]+[.H57]+[.H69]" office:value-type="float" office:value="12" calcext:value-type="float">
            <text:p>12</text:p>
          </table:table-cell>
          <table:table-cell table:style-name="ce8" table:formula="of:=SUM([.C81:.H81])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0" calcext:value-type="float">
            <text:p>50</text:p>
          </table:table-cell>
          <table:table-cell table:style-name="ce10" table:formula="of:=SUM([.D76:.D81])" office:value-type="float" office:value="51" calcext:value-type="float">
            <text:p>51</text:p>
          </table:table-cell>
          <table:table-cell table:style-name="ce10" table:formula="of:=SUM([.E76:.E81])" office:value-type="float" office:value="99" calcext:value-type="float">
            <text:p>99</text:p>
          </table:table-cell>
          <table:table-cell table:style-name="ce10" table:formula="of:=SUM([.F76:.F81])" office:value-type="float" office:value="192" calcext:value-type="float">
            <text:p>192</text:p>
          </table:table-cell>
          <table:table-cell table:style-name="ce10" table:formula="of:=SUM([.G76:.G81])" office:value-type="float" office:value="135" calcext:value-type="float">
            <text:p>135</text:p>
          </table:table-cell>
          <table:table-cell table:style-name="ce10" table:formula="of:=SUM([.H76:.H81])" office:value-type="float" office:value="205" calcext:value-type="float">
            <text:p>205</text:p>
          </table:table-cell>
          <table:table-cell table:style-name="ce10" table:formula="of:=SUM([.I76:.I81])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32" calcext:value-type="float">
            <text:p>732</text:p>
          </table:table-cell>
          <table:table-cell table:style-name="ce21" table:formula="of:=SUM([.M75:.M80])" office:value-type="currency" office:currency="EUR" office:value="14319" calcext:value-type="currency">
            <text:p>€ 14.319,00</text:p>
          </table:table-cell>
        </table:table-row>
        <table:table-row table:style-name="ro1">
          <table:table-cell/>
          <table:table-cell table:style-name="ce6"/>
          <table:table-cell table:style-name="ce9" table:formula="of:=[.C82]*100/[.$I$82]" office:value-type="float" office:value="6.83060109289618" calcext:value-type="float">
            <text:p>6,83060109289618</text:p>
          </table:table-cell>
          <table:table-cell table:style-name="ce9" table:formula="of:=[.D82]*100/[.$I$82]" office:value-type="float" office:value="6.9672131147541" calcext:value-type="float">
            <text:p>6,9672131147541</text:p>
          </table:table-cell>
          <table:table-cell table:style-name="ce9" table:formula="of:=[.E82]*100/[.$I$82]" office:value-type="float" office:value="13.5245901639344" calcext:value-type="float">
            <text:p>13,5245901639344</text:p>
          </table:table-cell>
          <table:table-cell table:style-name="ce9" table:formula="of:=[.F82]*100/[.$I$82]" office:value-type="float" office:value="26.2295081967213" calcext:value-type="float">
            <text:p>26,2295081967213</text:p>
          </table:table-cell>
          <table:table-cell table:style-name="ce9" table:formula="of:=[.G82]*100/[.$I$82]" office:value-type="float" office:value="18.4426229508197" calcext:value-type="float">
            <text:p>18,4426229508197</text:p>
          </table:table-cell>
          <table:table-cell table:style-name="ce9" table:formula="of:=[.H82]*100/[.$I$82]" office:value-type="float" office:value="28.0054644808743" calcext:value-type="float">
            <text:p>28,0054644808743</text:p>
          </table:table-cell>
          <table:table-cell table:style-name="ce14" table:formula="of:=[.I82]*100/[.$I$82]" office:value-type="float" office:value="100" calcext:value-type="float">
            <text:p>1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84:.H84])" office:value-type="float" office:value="101" calcext:value-type="float">
            <text:p>101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88:.C93])" office:value-type="float" office:value="0" calcext:value-type="float">
            <text:p>0</text:p>
          </table:table-cell>
          <table:table-cell table:formula="of:=[.L87]*[.L6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88:.H88])" office:value-type="float" office:value="49" calcext:value-type="float">
            <text:p>49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88:.D93])" office:value-type="float" office:value="0" calcext:value-type="float">
            <text:p>0</text:p>
          </table:table-cell>
          <table:table-cell table:formula="of:=[.L88]*[.L7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C89:.H89])" office:value-type="float" office:value="61" calcext:value-type="float">
            <text:p>61</text:p>
          </table:table-cell>
          <table:table-cell/>
          <table:table-cell office:value-type="string" calcext:value-type="string">
            <text:p>Analista</text:p>
          </table:table-cell>
          <table:table-cell table:formula="of:=SUM([.E88:.E93])" office:value-type="float" office:value="0" calcext:value-type="float">
            <text:p>0</text:p>
          </table:table-cell>
          <table:table-cell table:formula="of:=[.L89]*[.L8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C90:.H90])" office:value-type="float" office:value="53" calcext:value-type="float">
            <text:p>53</text:p>
          </table:table-cell>
          <table:table-cell/>
          <table:table-cell office:value-type="string" calcext:value-type="string">
            <text:p>Progettista</text:p>
          </table:table-cell>
          <table:table-cell table:formula="of:=SUM([.F88:.F93])" office:value-type="float" office:value="192" calcext:value-type="float">
            <text:p>192</text:p>
          </table:table-cell>
          <table:table-cell table:formula="of:=[.L90]*[.L9]" office:value-type="currency" office:currency="EUR" office:value="4224" calcext:value-type="currency">
            <text:p>€ 4.224,00</text:p>
          </table:table-cell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91:.H91])" office:value-type="float" office:value="48" calcext:value-type="float">
            <text:p>48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88:.G93])" office:value-type="float" office:value="135" calcext:value-type="float">
            <text:p>135</text:p>
          </table:table-cell>
          <table:table-cell table:formula="of:=[.L91]*[.L10]" office:value-type="currency" office:currency="EUR" office:value="2025" calcext:value-type="currency">
            <text:p>€ 2.025,00</text:p>
          </table:table-cell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92:.H92])" office:value-type="float" office:value="44" calcext:value-type="float">
            <text:p>44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88:.H93])" office:value-type="float" office:value="0" calcext:value-type="float">
            <text:p>0</text:p>
          </table:table-cell>
          <table:table-cell table:formula="of:=[.L92]*[.L11]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8" table:formula="of:=SUM([.C93:.H93]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0" calcext:value-type="float">
            <text:p>0</text:p>
          </table:table-cell>
          <table:table-cell table:style-name="ce10" table:formula="of:=SUM([.D88:.D93])" office:value-type="float" office:value="0" calcext:value-type="float">
            <text:p>0</text:p>
          </table:table-cell>
          <table:table-cell table:style-name="ce10" table:formula="of:=SUM([.E88:.E93])" office:value-type="float" office:value="0" calcext:value-type="float">
            <text:p>0</text:p>
          </table:table-cell>
          <table:table-cell table:style-name="ce10" table:formula="of:=SUM([.F88:.F93])" office:value-type="float" office:value="192" calcext:value-type="float">
            <text:p>192</text:p>
          </table:table-cell>
          <table:table-cell table:style-name="ce10" table:formula="of:=SUM([.G88:.G93])" office:value-type="float" office:value="135" calcext:value-type="float">
            <text:p>135</text:p>
          </table:table-cell>
          <table:table-cell table:style-name="ce10" table:formula="of:=SUM([.H88:.H93])" office:value-type="float" office:value="0" calcext:value-type="float">
            <text:p>0</text:p>
          </table:table-cell>
          <table:table-cell table:style-name="ce10" table:formula="of:=SUM([.I88:.I93])" office:value-type="float" office:value="327" calcext:value-type="float">
            <text:p>327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327" calcext:value-type="float">
            <text:p>327</text:p>
          </table:table-cell>
          <table:table-cell table:style-name="ce21" table:formula="of:=SUM([.M87:.M92])" office:value-type="currency" office:currency="EUR" office:value="6249" calcext:value-type="currency">
            <text:p>€ 6.249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0:46:01.90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3-22T11:40:28.990000000</dc:date>
    <meta:editing-duration>PT2H56M58S</meta:editing-duration>
    <meta:editing-cycles>77</meta:editing-cycles>
    <meta:generator>LibreOffice/5.2.5.1$Windows_x86 LibreOffice_project/0312e1a284a7d50ca85a365c316c7abbf20a4d22</meta:generator>
    <meta:document-statistic meta:table-count="1" meta:cell-count="58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385cm" svg:height="4.681cm" xlink:href=".." xlink:type="simple" chart:class="chart:bar" chart:style-name="ch1">
        <chart:legend chart:legend-position="top" svg:x="1.761cm" svg:y="0.185cm" style:legend-expansion="wide" chart:style-name="ch2"/>
        <chart:plot-area chart:style-name="ch3" table:cell-range-address="Foglio1.B63:Foglio1.H69" chart:data-source-has-labels="both" svg:x="0.187cm" svg:y="0.876cm" svg:width="9.011cm" svg:height="3.712cm">
          <chartooo:coordinate-region svg:x="2.158cm" svg:y="0.876cm" svg:width="6.853cm" svg:height="3.065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8">
                <text:p>8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9">
                <text:p>9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22cm" svg:height="4.804cm" xlink:href=".." xlink:type="simple" chart:class="chart:bar" chart:style-name="ch1">
        <chart:legend chart:legend-position="top" svg:x="1.68cm" svg:y="0.185cm" style:legend-expansion="wide" chart:style-name="ch2"/>
        <chart:plot-area chart:style-name="ch3" table:cell-range-address="Foglio1.B51:Foglio1.H57" chart:data-source-has-labels="both" svg:x="0.184cm" svg:y="0.879cm" svg:width="8.854cm" svg:height="3.829cm">
          <chartooo:coordinate-region svg:x="2.155cm" svg:y="0.879cm" svg:width="6.696cm" svg:height="3.182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171cm" svg:height="4.64cm" xlink:href=".." xlink:type="simple" chart:class="chart:bar" chart:style-name="ch1">
        <chart:legend chart:legend-position="top" svg:x="1.654cm" svg:y="0.185cm" style:legend-expansion="wide" chart:style-name="ch2"/>
        <chart:plot-area chart:style-name="ch3" table:cell-range-address="Foglio1.B75:Foglio1.H81" chart:data-source-has-labels="both" svg:x="0.183cm" svg:y="0.875cm" svg:width="8.805cm" svg:height="3.673cm">
          <chartooo:coordinate-region svg:x="2.154cm" svg:y="0.875cm" svg:width="6.554cm" svg:height="3.026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18">
                <text:p>18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0">
                <text:p>40</text:p>
                <draw:g>
                  <svg:desc>Foglio1.F76:Foglio1.F81</svg:desc>
                </draw:g>
              </table:table-cell>
              <table:table-cell office:value-type="float" office:value="9">
                <text:p>9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5cm" svg:height="4.722cm" xlink:href=".." xlink:type="simple" chart:class="chart:bar" chart:style-name="ch1">
        <chart:legend chart:legend-position="top" svg:x="1.611cm" svg:y="0.185cm" style:legend-expansion="wide" chart:style-name="ch2"/>
        <chart:plot-area chart:style-name="ch3" table:cell-range-address="Foglio1.B39:Foglio1.H45" chart:data-source-has-labels="both" svg:x="0.181cm" svg:y="0.877cm" svg:width="8.723cm" svg:height="3.751cm">
          <chartooo:coordinate-region svg:x="2.152cm" svg:y="0.877cm" svg:width="6.565cm" svg:height="3.104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0">
                <text:p>20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5cm" svg:height="4.681cm" xlink:href=".." xlink:type="simple" chart:class="chart:bar" chart:style-name="ch1">
        <chart:legend chart:legend-position="top" svg:x="1.611cm" svg:y="0.185cm" style:legend-expansion="wide" chart:style-name="ch2"/>
        <chart:plot-area chart:style-name="ch3" table:cell-range-address="Foglio1.B27:Foglio1.H33" chart:data-source-has-labels="both" svg:x="0.181cm" svg:y="0.876cm" svg:width="8.723cm" svg:height="3.712cm">
          <chartooo:coordinate-region svg:x="2.152cm" svg:y="0.876cm" svg:width="6.658cm" svg:height="3.065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214cm" svg:height="4.83cm" xlink:href=".." xlink:type="simple" chart:class="chart:bar" chart:style-name="ch1">
        <chart:legend chart:legend-position="top" svg:x="1.676cm" svg:y="0.185cm" style:legend-expansion="wide" chart:style-name="ch2"/>
        <chart:plot-area chart:style-name="ch3" table:cell-range-address="Foglio1.B15:Foglio1.H21" chart:data-source-has-labels="both" svg:x="0.184cm" svg:y="0.879cm" svg:width="8.846cm" svg:height="3.855cm">
          <chartooo:coordinate-region svg:x="2.155cm" svg:y="0.879cm" svg:width="6.688cm" svg:height="3.209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